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"/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第4ステージ" table:style-name="ta1">
        <table:table-column table:style-name="co1" table:default-cell-style-name="ce7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1章　Python入門 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<text:s text:c="4"/>1.1　式をインタラクティブシェルに入力する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<text:s text:c="4"/>1.2　整数、浮動小数点数、文字列型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<text:s text:c="4"/>1.3　文字列の連結と複製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<text:s text:c="4"/>1.4　変数に値を格納する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<text:s text:c="8"/>1.4.1　代入文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<text:s text:c="8"/>1.4.2　変数名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<text:s text:c="4"/>1.5　最初のプログラム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<text:s text:c="4"/>1.6　プログラムを分析する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8"/>1.6.1　コメント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<text:s text:c="8"/>1.6.2　print()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.6.3　input()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.6.4　ユーザー名を表示する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<text:s text:c="8"/>1.6.5　len()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.6.6　str()、int()、float()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.7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.8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章　フロー制御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.1　ブール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.2　比較演算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.3　ブール演算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3.1　二項ブール演算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3.2　not演算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.4　ブール演算子と比較演算子を組み合わせ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.5　フロー制御の構成要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5.1　条件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5.2　コードのブロッ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.6　プログラム実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.7　フロー制御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7.1　if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7.2　else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7.3　elif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7.4　whileループ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7.5　break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7.6　continue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7.7　forループと range()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.8　モジュールをインポート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.8.1　from import文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2.9　sys.exit()関数を用いてプログラムを早期に終了する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<text:s text:c="4"/>2.10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.11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章　関数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.1　パラメータのあるdef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.2　戻り値とreturn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.3　None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.4　キーワード引数とprint()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3.5　ローカルスコープとグローバルスコープ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3.5.1　ローカル変数はグローバルスコープから使えない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3.5.2　ローカルスコープでは他のローカルスコープの変数を使えない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3.5.3　グローバル変数はローカルスコープから読むことができる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3.5.4　同じ名前のローカル変数とグローバル変数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<text:s text:c="4"/>3.6　global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.7　例外処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.8　短いプログラム：数当てゲー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.9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.10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.11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.11.1　コラッツ数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.11.2　入力の妥当性検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章　リスト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1　リスト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1.1　インデックスを指定してリストから要素を取り出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1.2　負のインデック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1.3　スライスを用いて部分リストを取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1.4　len()関数を用いてリストの長さを取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1.5　インデックスを用いてリスト中の値を変更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1.6　リストの連結とリストの複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1.7　del文を用いてリストから値を削除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2　リストを使ってみ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2.1　forループとリストを組み合わせ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2.2　inとnot in演算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2.3　複数代入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3　累算代入演算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4　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4.1　index()メソッドを用いてリストから値を検索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4.2　append()メソッドとinsert()メソッドを用いてリストに値を追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4.3　remove()メソッドを用いてリストから値を削除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4.4　sort()メソッドを用いてリスト中の値をソート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5　例題プログラム：リストを用いたマジック8ボー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6　リスト風のデータ型：文字列とタプ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6.1　ミュータブル、イミュータブルなデータ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6.2　タプル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6.3　list()関数とtuple()関数を使って型を変換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7　参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7.1　参照を渡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7.2　copyモジュールのcopy()関数とdeepcopy()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8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9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.10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10.1　カンマ付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.10.2　文字絵グリ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章　辞書とデータ構造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5.1　辞書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.1.1　辞書とリストの比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.1.2　keys()、values()、items()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.1.3　キーや値が辞書に存在するかどうか判定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.1.4　get()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.1.5　setdefault()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5.2　整形表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5.3　データ構造を用いて実世界の物体をモデル化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.3.1　三目並べのボー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.3.2　辞書とリストの入れ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5.4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5.5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5.6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.6.1　ファンタジーゲームの持ち物リス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.6.2　ファンタジーゲームの持ち物リスト用にリストから辞書に移す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章　文字列操作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6.1　文字列を操作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1.1　文字列リテラ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1.2　文字列のインデックスとスライ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1.3　文字列に対するinとnot in演算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6.2　便利な文字列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2.1　upper()、lower()、isupper()、islower()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2.2　isXという文字列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2.3　startswith()メソッドとendswith()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2.4　join()とsplit()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2.5　rjust()、ljust()、center()メソッドを用いてテキストを揃え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2.6　strip()、rstrip()、lstrip()メソッドを用いて空白文字を除去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2.7　pyperclipモジュールを用いて文字列をコピー＆ペースト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6.3　プロジェクト：パスワードロッカ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3.1　ステップ1：プログラムの設計とデータ構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3.2　ステップ2：コマンドライン引数を扱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3.3　ステップ3：正しいパスワードをコピー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6.4　プロジェクト：Wikiで箇条書きのマークアッ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4.1　ステップ1：クリップボードからコピー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4.2　ステップ2：行を分割して「*」を追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4.3　ステップ3：変更した行を結合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6.5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6.6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6.7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.7.1　表の表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第Ⅱ部　処理の自動化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7章　正規表現によるパターンマッチング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1　正規表現を用いないテキストパターン検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2　正規表現を用いてテキストパターンを検索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2.1　Regexオブジェクトを生成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2.2　Regexオブジェクトとマッチ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2.3　正規表現マッチのまと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3　正規表現によるパターンマッチの続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3.1　丸カッコを用いたグルーピン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3.2　縦線を使って複数のグループとマッチ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3.3　疑問符を用いた任意のマッ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3.4　アスタリスクを用いた0回以上のマッ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3.5　プラスを用いた1回以上のマッ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3.6　波カッコを用いて繰り返し回数を指定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4　貪欲マッチと非貪欲マッ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5　findall()メソッ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6　文字集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7　独自に文字集合を定義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8　キャレットとドル記号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9　ワイルドカード文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9.1　ドットとアスタリスクであらゆる文字列とマッチ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9.2　ドット文字を改行とマッチさせ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10　正規表現に用いる記号のまと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11　大文字・小文字を無視したマッ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12　sub()メソッドを用いて文字列を置換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13　複雑な正規表現を管理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14　re.IGNORECASEとre.DOTALLとre.VERBOSEを組み合わせ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15　プロジェクト：電話番号と電子メールアドレスの抽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15.1　ステップ1：電話番号用の正規表現を作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15.2　ステップ2：電子メールアドレスの正規表現を作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15.3　ステップ3：クリップボードのテキストを検索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15.4　ステップ4：検索結果を1つの文字列にまとめてクリップボードに移す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15.5　プログラムを実行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7.15.6　類似プログラムのアイデ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7.16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7.17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7.18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.18.1　強いパスワードの検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.18.2　正規表現を用いたstrip()メソ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章　ファイルの読み書き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1　ファイルとファイルパ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1.1　Windowsのバックスラッシュ、MacやLinuxのスラッシ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1.2　カレントディレクト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1.3　絶対パスと相対パ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1.4　os.makedirs()関数を用いて新しいフォルダを作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2　os.pathモジュー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2.1　絶対パスと相対パスを操作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2.2　ファイルサイズとフォルダ内容を調べ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2.3　パスを検査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3　ファイルの読み書きの方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3.1　open()関数を用いてファイルを開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3.2　ファイルの内容を読み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3.3　ファイルを書き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4　shelveモジュールを用いて変数を保存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5　pprint.pformat()関数を用いて変数を保存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6　プロジェクト：ランダムな問題集ファイルを作成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6.1　ステップ1：問題データを辞書に記述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6.2　ステップ2：問題集のファイルを作り問題をシャッフル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6.3　ステップ3：問題と選択肢を作成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6.4　ステップ4：問題集と解答集ファイルに内容を書き出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7　プロジェクト：マルチクリップボー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7.1　ステップ1：コメントとシェルフの設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7.2　ステップ2：キーワードに紐づけてクリップボードの内容を保存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7.3　ステップ3：キーワード一覧と、キーワード内容を読み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8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9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8.10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10.1　マルチクリップボードを拡張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10.2　作文ジェネレー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.10.3　正規表現検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章　ファイルの管理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9.1　shutilモジュー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1.1　ファイルやフォルダをコピー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1.2　ファイルやフォルダを移動したり名前を変更したり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1.3　ファイルやフォルダを完全に削除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1.4　send2trashモジュールを用いて安全に削除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9.2　ディレクトリツリーを渡り歩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2.1　zipfileモジュールを用いてファイルを圧縮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2.2　ZIPファイルを読み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2.3　ZIPファイルを展開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2.4　ZIPファイルを作成したり追加したり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9.3　プロジェクト：米国式日付を欧州式日付に変換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3.1　ステップ1：米国式日付用の正規表現を作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3.2　ステップ2：ファイル名から日付の部分を識別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3.3　ステップ3：新しいファイル名を作りファイルの名前を変更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3.4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9.4　プロジェクト：フォルダをZIPファイルにバックアッ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4.1　ステップ1：ZIPファイル名を決め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4.2　ステップ2：新しいZIPファイルを作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4.3　ステップ3：ディレクトリツリーを渡り歩いてZIPファイルに追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4.4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9.5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9.6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9.7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7.1　選択コピ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7.2　巨大なファイルを探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.7.3　連番の飛びを埋め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0章　デバッグ 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4"/>10.1　例外を起こす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4"/>10.2　トレースバックを文字列として受け取る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4"/>10.3　アサート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3.1　信号シミュレーションにアサートを用いる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3.2　アサートを無効化する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4"/>10.4　ログをとる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4.1　loggingモジュールを用いる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4.2　print()関数でデバッグしないようにしよう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4.3　ログレベル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4.4　ログを無効化する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4.5　ファイルへログ出力する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4"/>10.5　IDLEのデバッガ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5.1　［Go］ボタン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5.2　［Step］ボタン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5.3　［Over］ボタン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5.4　［Out］ボタン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5.5　［Quit］ボタン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5.6　足し算プログラムをデバッグする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8"/>10.5.7　ブレークポイント</text:p>
          </table:table-cell>
          <table:table-cell table:style-name="ce6" table:number-columns-repeated="1023"/>
        </table:table-row>
        <table:table-row table:style-name="ro1">
          <table:table-cell table:style-name="ce2" office:value-type="string" calcext:value-type="string">
            <text:p><text:s text:c="4"/>10.6　まとめ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<text:s text:c="4"/>10.7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0.8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8.1　コイン投げゲームをデバッグ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1章　Webスクレイピング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1　プロジェクト：webbrowserモジュールを用いたmapIt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1.1　ステップ1：URLを検討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1.2　ステップ2：コマンドライン引数を処理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1.3　ステップ3：クリップボード内容を扱いブラウザを起動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1.4　類似プログラムのアイデ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2　requestsモジュールを用いてWebサイトからファイルをダウンロード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2.1　requests.get()関数を用いてWebページをダウンロード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2.2　エラーをチェック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2.3　ダウンロードしたファイルをハードドライブに保存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3　HTM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3.1　HTMLについて学習するには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3.2　ざっとおさらい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3.3　WebページのソースHTMLを見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3.4　ブラウザの開発者ツールを開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3.5　開発者ツールを用いてHTML要素を検索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4　BeautifulSoupモジュールを用いてHTMLを解析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4.1　HTMLからBeautifulSoupオブジェクトを生成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4.2　select()メソッドを用いて要素を見つけ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4.3　要素の属性からデータを取得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5　プロジェクト：Google検索“I'm Feeling Lucky”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5.1　ステップ1：コマンドライン引数を取得し検索ページをリクエスト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5.2　ステップ2：結果をすべて取得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5.3　ステップ3：検索結果をWebブラウザで開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5.4　類似プログラムのアイデ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6　プロジェクト：すべてのXKCDコミックをダウンロード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6.1　ステップ1：プログラムを設計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6.2　ステップ2：Webページをダウンロード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6.3　ステップ3：コミック画像を見つけてダウンロード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6.4　ステップ4：画像を保存し前のコミックを見つけ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6.5　類似プログラムのアイデ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7　seleniumモジュールを用いてブラウザを制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7.1　Seleniumでブラウザを制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7.2　ページの要素を見つけ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7.3　ページをクリック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7.4　フォームを記入して送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7.5　特殊なキーを送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7.6　ブラウザのボタンをクリック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7.7　Seleniumの詳細情報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8　まと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9　演習問題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10　演習プロジェク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10.1　コマンドライン電子メーラー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10.2　画像サイトのダウンローダー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10.3　2048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10.4　リンクの検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章　Excelシート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1　Excel文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2　openpyxlモジュールをインストール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3　Excel文書を読み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3.1　OpenPyXLを用いてExcelドキュメントを開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3.2　Workbookからシートを取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3.3　シートからセルを取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3.4　列の文字と番号を相互変換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3.5　シートから複数の行と列を取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3.6　ワークブック、シート、セ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4　プロジェクト：スプレッドシートからデータを読み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4.1　ステップ1：スプレッドシートのデータを読み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4.2　ステップ2：データ構造を追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4.3　ステップ3：結果をファイルに書き出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4.4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5　Excel文書を書き出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5.1　Excel文書を作成して保存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5.2　シートを追加・削除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5.3　セルに値を書き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6　プロジェクト：スプレッドシートを更新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6.1　ステップ1：更新する情報のデータ構造を組み立て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6.2　ステップ2：すべての行を調べて価格を更新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6.3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7　セルのフォントスタイルを設定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8　Fontオブ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9　数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10　行と列を調整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10.1　行の高さと列の幅を設定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10.2　セルの結合と解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10.3　ウィンドウ枠の固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11　グラ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12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13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2.14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14.1　掛け算の表を作成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14.2　空行を挿入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14.3　行と列の入れ替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14.4　テキストファイルからスプレッドシートに変換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14.5　スプレッドシートからテキストファイルに変換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章　PDFファイルとWord文書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　PDF文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1.1　PDFからテキストを抽出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1.2　PDFの暗号を解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1.3　PDFを作成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2　プロジェクト：多数のPDFから指定したページを結合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2.1　ステップ1：すべてのPDFファイルを探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2.2　ステップ2：PDFを開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2.3　ステップ3：ページを追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2.4　ステップ4：結果を保存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2.5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3　Word文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.1　Word文書を読み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.2　.docxファイルから全テキストを取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.3　ParagraphとRunオブジェクトにスタイルを設定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.4　デフォルトでないスタイルを使ってWord文書を作成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.5　Runの属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.6　Word文書を書き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.7　見出しを追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.8　改行と改ページを追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.9　図を追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4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5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6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6.1　PDFをまとめて暗号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6.2　Word文書による特製招待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6.3　総当たり方式のPDFパスワード解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章　CSVファイルと JSONデータ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4.1　csvモジュー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1.1　Readerオブ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1.2　forループでReaderオブジェクトからデータを読み出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1.3　Writerオブ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1.4　キーワード引数delimiterとlinetermin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4.2　プロジェクト：CSVファイルから見出しを削除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2.1　ステップ1：各CSVファイルをルー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2.2　ステップ2：CSVファイルを読み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2.3　ステップ3：CSVを書き出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2.4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4.3　JSONとA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4.4　jsonモジュー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4.1　loads()関数を用いてJSONを読み込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4.2　dumps()関数を用いてJSONを書き出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4.5　プロジェクト：現在の天気予報データを取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5.1　ステップ1：コマンドライン引数から地名を取得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5.2　ステップ2：JSONデータをダウンロード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5.3　ステップ3：JSONデータを読み込み天気予報を表示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5.4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4.6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4.7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4.8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8.1　ExcelからCSVへの変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章　時間制御、自動実行、プログラム起動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1　timeモジュー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1.1　time.time()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1.2　time.sleep()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2　数の四捨五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3　プロジェクト：スーパーストップウォッ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3.1　ステップ1：時間計測の準備を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3.2　ステップ2：経過時間を表示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3.3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4　datetimeモジュー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4.1　timedeltaデータ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4.2　特定の日付まで一時停止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4.3　datetimeオブジェクトを文字列に変換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4.4　文字列をdatetimeオブジェクトに変換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5　Pythonの時間関数の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6　マルチスレッ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6.1　スレッドの対象関数に引数を渡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6.2　並行処理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7　プロジェクト：マルチスレッド版XKCDダウンローダ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7.1　ステップ1：関数を使うようにプログラムを改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7.2　ステップ2：スレッドを作成して開始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7.3　ステップ3：すべてのスレッドが終了するのを待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8　Pythonから他のプログラムを実行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8.1　Popenにコマンドライン引数を渡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8.2　タスクスケジューラ、launchd、cr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8.3　PythonでWebサイトを開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8.4　他のPythonスクリプトを実行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8.5　既定のアプリでファイルを開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9　プロジェクト：シンプルなカウントダウンプログラ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9.1　ステップ1：カウントダウ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9.2　ステップ2：音声ファイルを再生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9.3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10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11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5.12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12.1　ストップウォッチの整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5.12.2　Webコミックダウンローダをスケジュール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6章　電子メールやSMSの送信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6.1　SMTP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6.2　メールを送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2.1　SMTPサーバーに接続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2.2　SMTPに"Hello"メッセージを送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2.3　TLS暗号化の開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2.4　SMTPサーバーにログイン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2.5　メールを送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2.6　SMTPサーバーから切断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6.3　IMA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6.4　IMAPを使ってメールを取得・削除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4.1　IMAPサーバーに接続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4.2　IMAPサーバーにログイン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4.3　メールを探す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4.4　メールを取得して既読マークを付け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4.5　生のメッセージからメールアドレスを取得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4.6　生のメッセージから本文を取り出す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4.7　メールを削除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4.8　IMAPサーバーからの接続を切断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6.5　プロジェクト：会費リマインダーメールを送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5.1　ステップ1：Excelファイルを開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5.2　ステップ2：未払い会員を調べ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5.3　ステップ3：カスタマイズしたリマインダーメールを送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5.4　Twilioを使ってSMSを送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5.5　Twilioアカウントにサインアップ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5.6　SMSを送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6.6　プロジェクト：「私にSMSを送って」モジュール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6.7　まと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6.8　演習問題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6.9　演習プロジェク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9.1　雑用ランダム割り当てメーラー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9.2　傘のリマインダー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9.3　自動退会機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6.9.4　メールを使ってコンピュータを制御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章　画像の操作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7.1　コンピュータ画像の基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1.1　色とRGBA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1.2　座標と矩形タプ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7.2　Pillowで画像を操作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2.1　Imageオブジェクトを操作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2.2　画像を切り抜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2.3　画像のコピー＆ペース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2.4　画像をサイズ変更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2.5　画像を回転・反転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2.6　ピクセルを変更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7.3　プロジェクト：ロゴを追加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3.1　ステップ1：ロゴ画像を開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3.2　ステップ2：全ファイルをループして画像を開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3.3　ステップ3：画像をサイズ変更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3.4　ステップ4：ロゴを追加して変更を保存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3.5　類似プログラムのアイデ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7.4　画像に描画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4.1　図形を描画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4.2　テキストを描画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7.5　まと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7.6　演習問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7.7　演習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7.1　章プロジェクトの改造と修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7.2　ハードドライブの写真フォルダを探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7.3　カスタム座席カー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章　GUIオートメーションによるキーボードとマウスの制御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1　pyautoguiモジュールをインストール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2　うまく進めるには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2.1　ログアウトしてすべてを終了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2.2　一時停止とフェールセー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3　マウス移動を制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3.1　マウスを移動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3.2　マウスの位置を取得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4　プロジェクト：マウスは今どこにある？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4.1　ステップ1：モジュールをインポート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4.2　ステップ2：中断用のコードを設定して無限ルー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4.3　ステップ3：マウス座標を取得して表示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4.4　マウス操作を制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4.5　マウスをクリック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4.6　マウスをドラッグ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4.7　マウスホイールを操作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5　画面を操作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5.1　スクリーンショットをと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5.2　スクリーンショットを解析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6　プロジェクト：mouseNowプログラムを拡張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7　画像認識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8　キーボードを制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8.1　仮想キーボードから文字列を送信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8.2　キーの名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8.3　キーボードを押下・解放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8.4　ホットキーの組み合わ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9　PyAutoGUI関数のまと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10　プロジェクト：自動フォーム入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10.1　ステップ1：手順を調べ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10.2　ステップ2：座標を設定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10.3　ステップ3：データ入力を始め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10.4　ステップ4：ドロップダウンメニューやラジオボタンを処理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10.5　ステップ5：フォームを送信して待つ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11　まと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12　演習問題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8.13　演習プロジェク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13.1　忙しそうに見せ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13.2　インスタントメッセンジャーのボッ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8.13.3　ゲームを操作するボットのチュートリア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付録A　サードパーティー製モジュールのインストール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A.1　pipツー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A.2　サードパーティーのモジュールをインストール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付録B　Pythonスクリプトの実行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B.1　シバン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B.2　WindowsでPythonスクリプトを実行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B.3　MacやLinuxでPythonスクリプトを実行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B.4　アサートを無効にして実行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付録C　演習問題の解答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　1章Python入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2　2章フロー制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3　3章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4　4章リス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5　5章辞書とデータ構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6　6章文字列操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7　7章正規表現によるパターンマッチン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8　8章ファイルの読み書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9　9章ファイルの管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0　10章デバッ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1　11章Webスクレイピン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2　12章Excelシー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3　13章PDFファイルとWord文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4　14章CSVファイルとJSONデー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5　15章時間制御、自動実行、プログラム起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6　16章電子メールやSMSの送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7　17章画像の操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.18　18章GUIオートメーションによるキーボードとマウスの制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付録D　日本語テキスト処理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D.1　原稿のフォーマッ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D.2　誤記検出ツー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D.2.1　ソースコー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D.2.2　実行結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D.2.3　改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D.2.4　ソースコー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D.2.5　実行結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索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コラム目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間違っても気にしない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テキストと数字の等価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==と=の違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無限ループに陥ったら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TrueやFalseとみなされる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ブラックボックスとしての関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Pythonの字下げルールの例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IDLEの外でPythonスクリプトを実行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章のプロジェク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re.compile()にraw文字列を渡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UNICODEエンコーディン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HTMLを解析するのに正規表現を使わな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やっかいなPDF形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UNIXの哲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Gmailのアプリケーション固有のパスワー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IMAPClientのgmail_search()メソッドを用い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PythonでSMSを受信す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MYKとRG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透明ピクセルの貼り付け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00/00/00</text:date>, <text:time style:data-style-name="N2" text:time-value="18:44:58.00015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10-11T18:55:44.103669156</dc:date>
    <meta:editing-duration>P5DT10H28M41S</meta:editing-duration>
    <meta:editing-cycles>65</meta:editing-cycles>
    <meta:document-statistic meta:table-count="1" meta:cell-count="581" meta:object-count="0"/>
    <meta:user-defined meta:name=""/>
  </office:meta>
</office:document-meta>
</file>